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0ae6"/>
    </style:style>
    <style:style style:name="P2" style:family="paragraph" style:parent-style-name="Standard">
      <style:text-properties officeooo:rsid="00010ae6" officeooo:paragraph-rsid="00010ae6"/>
    </style:style>
    <style:style style:name="T1" style:family="text">
      <style:text-properties officeooo:rsid="00010ae6"/>
    </style:style>
    <style:style style:name="T2" style:family="text">
      <style:text-properties officeooo:rsid="0002e180"/>
    </style:style>
    <style:style style:name="T3" style:family="text">
      <style:text-properties officeooo:rsid="00049275"/>
    </style:style>
    <style:style style:name="T4" style:family="text">
      <style:text-properties officeooo:rsid="0005e2b2"/>
    </style:style>
    <style:style style:name="T5" style:family="text">
      <style:text-properties officeooo:rsid="00069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/>
      <text:p text:style-name="P2">* <text:span text:style-name="T4">representante:</text:span> erro na tela show por falta da foto</text:p>
      <text:p text:style-name="P2">* campo numero de endereço deve ser obrigatório, <text:span text:style-name="T4">não salva sem ele mas não mostra erro</text:span>;</text:p>
      <text:p text:style-name="P2">* <text:span text:style-name="T4">criar </text:span>função de alteração de senha do usuario logado;</text:p>
      <text:p text:style-name="P2">* Incluir filtro por tipo de acomodação: hotel, residencia, hospedagem feminina no app. Filtrar na API</text:p>
      <text:p text:style-name="P2">* Retirar tipo de viagem da acomodação;</text:p>
      <text:p text:style-name="P2">* ver se fotos da fachada estão aparecendo apenas pra reservas pagas</text:p>
      <text:p text:style-name="P2">* <text:span text:style-name="T5">mesmo tornando as acomodações visíveis on line, o app não está mostrando nenhuma del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0:23:27.061484231</meta:creation-date>
    <dc:date>2019-09-09T01:01:19.213561766</dc:date>
    <meta:editing-duration>PT7M4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6" meta:character-count="492" meta:non-whitespace-character-count="412"/>
  </office:meta>
</office:document-meta>
</file>